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rsid="113240ec" officeooo:paragraph-rsid="175617a0"/>
    </style:style>
    <style:style style:name="P7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officeooo:rsid="1754527c" officeooo:paragraph-rsid="1754527c" style:font-size-asian="26pt" style:font-size-complex="26pt"/>
    </style:style>
    <style:style style:name="P13" style:family="paragraph" style:parent-style-name="Example_20_Header">
      <style:text-properties officeooo:paragraph-rsid="0ce95318"/>
    </style:style>
    <style:style style:name="P14" style:family="paragraph" style:parent-style-name="Standard">
      <style:paragraph-properties fo:text-align="center" style:justify-single-word="false" fo:break-before="page"/>
    </style:style>
    <style:style style:name="P1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6" style:family="paragraph" style:parent-style-name="Text_20_body" style:master-page-name="Standard">
      <style:paragraph-properties fo:text-align="end" style:justify-single-word="false" style:page-number="auto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officeooo:rsid="174b538c" officeooo:paragraph-rsid="174b538c"/>
    </style:style>
    <style:style style:name="P19" style:family="paragraph" style:parent-style-name="Text_20_body" style:list-style-name="L1">
      <style:text-properties officeooo:rsid="174b9578" officeooo:paragraph-rsid="174b9578"/>
    </style:style>
    <style:style style:name="P20" style:family="paragraph" style:parent-style-name="Text_20_body" style:list-style-name="L2">
      <style:text-properties fo:language="cs" fo:country="CZ" officeooo:rsid="172b80ff" officeooo:paragraph-rsid="175617a0"/>
    </style:style>
    <style:style style:name="P21" style:family="paragraph" style:parent-style-name="Text_20_body" style:list-style-name="L5">
      <style:text-properties officeooo:rsid="19e924d5" officeooo:paragraph-rsid="17569300"/>
    </style:style>
    <style:style style:name="P22" style:family="paragraph" style:parent-style-name="Text_20_body" style:list-style-name="L6">
      <style:text-properties officeooo:rsid="19e924d5" officeooo:paragraph-rsid="17569300"/>
    </style:style>
    <style:style style:name="P23" style:family="paragraph" style:parent-style-name="Text_20_body">
      <style:text-properties officeooo:rsid="19e924d5" officeooo:paragraph-rsid="17569300"/>
    </style:style>
    <style:style style:name="P24" style:family="paragraph" style:parent-style-name="Text_20_body">
      <style:text-properties fo:font-style="italic" officeooo:rsid="19e924d5" officeooo:paragraph-rsid="17569300" style:font-style-asian="italic" style:font-style-complex="italic"/>
    </style:style>
    <style:style style:name="P25" style:family="paragraph" style:parent-style-name="Example" style:list-style-name="L3">
      <style:text-properties officeooo:paragraph-rsid="175617a0"/>
    </style:style>
    <style:style style:name="P26" style:family="paragraph" style:parent-style-name="Example" style:list-style-name="L3">
      <style:text-properties officeooo:rsid="175617a0" officeooo:paragraph-rsid="175617a0"/>
    </style:style>
    <style:style style:name="P27" style:family="paragraph" style:parent-style-name="Heading_20_1">
      <style:paragraph-properties fo:break-before="page"/>
      <style:text-properties officeooo:rsid="139f6ca3" officeooo:paragraph-rsid="108bcbf7"/>
    </style:style>
    <style:style style:name="P28" style:family="paragraph" style:parent-style-name="Heading_20_2">
      <style:text-properties officeooo:paragraph-rsid="175617a0"/>
    </style:style>
    <style:style style:name="P29" style:family="paragraph" style:parent-style-name="Heading_20_2">
      <style:text-properties officeooo:paragraph-rsid="17569300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officeooo:rsid="136b6dd9"/>
    </style:style>
    <style:style style:name="T5" style:family="text">
      <style:text-properties officeooo:rsid="174b9a06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officeooo:rsid="11354dcd" style:font-style-asian="italic" style:font-style-complex="italic"/>
    </style:style>
    <style:style style:name="T8" style:family="text">
      <style:text-properties fo:language="cs" fo:country="CZ" fo:font-style="italic" officeooo:rsid="18ecaf8e" style:font-style-asian="italic" style:font-style-complex="italic"/>
    </style:style>
    <style:style style:name="T9" style:family="text">
      <style:text-properties fo:language="cs" fo:country="CZ" officeooo:rsid="11354dcd"/>
    </style:style>
    <style:style style:name="T10" style:family="text">
      <style:text-properties fo:language="cs" fo:country="CZ" officeooo:rsid="18ecaf8e"/>
    </style:style>
    <style:style style:name="T11" style:family="text">
      <style:text-properties fo:language="cs" fo:country="CZ" officeooo:rsid="0dfa8c96"/>
    </style:style>
    <style:style style:name="T12" style:family="text">
      <style:text-properties fo:language="cs" fo:country="CZ" officeooo:rsid="12a7fb9d"/>
    </style:style>
    <style:style style:name="T13" style:family="text">
      <style:text-properties fo:language="cs" fo:country="CZ" officeooo:rsid="119bf22f"/>
    </style:style>
    <style:style style:name="T14" style:family="text">
      <style:text-properties fo:language="cs" fo:country="CZ" officeooo:rsid="172a2339"/>
    </style:style>
    <style:style style:name="T15" style:family="text">
      <style:text-properties fo:language="cs" fo:country="CZ" officeooo:rsid="11729fe3"/>
    </style:style>
    <style:style style:name="T16" style:family="text">
      <style:text-properties fo:language="cs" fo:country="CZ" officeooo:rsid="11326cea"/>
    </style:style>
    <style:style style:name="T17" style:family="text">
      <style:text-properties fo:language="cs" fo:country="CZ" officeooo:rsid="172d8050"/>
    </style:style>
    <style:style style:name="T18" style:family="text">
      <style:text-properties fo:language="cs" fo:country="CZ" officeooo:rsid="119dffd6"/>
    </style:style>
    <style:style style:name="T19" style:family="text">
      <style:text-properties fo:language="cs" fo:country="CZ" officeooo:rsid="19e9d31a"/>
    </style:style>
    <style:style style:name="T20" style:family="text">
      <style:text-properties officeooo:rsid="19e9d31a"/>
    </style:style>
    <style:style style:name="T21" style:family="text">
      <style:text-properties officeooo:rsid="19f9fedf"/>
    </style:style>
    <style:style style:name="T22" style:family="text">
      <style:text-properties officeooo:rsid="19ecf72a"/>
    </style:style>
    <style:style style:name="T23" style:family="text">
      <style:text-properties officeooo:rsid="19eabf15"/>
    </style:style>
    <style:style style:name="T24" style:family="text">
      <style:text-properties officeooo:rsid="19ec4ee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5"/>
      <text:p text:style-name="Text_20_body"/>
      <text:p text:style-name="Text_20_body"/>
      <text:p text:style-name="P11">Dakara</text:p>
      <text:p text:style-name="P7"/>
      <text:p text:style-name="P7"/>
      <text:p text:style-name="P12">campaign</text:p>
      <text:p text:style-name="P12"/>
      <text:p text:style-name="P12">Rozšiřující příručka ke hře Dakara: dungeoncrawl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Společenská hra na prožívání příběhů</text:p>
      <text:p text:style-name="P9"/>
      <text:p text:style-name="P10"/>
      <text:p text:style-name="P3">Michal Světlý</text:p>
      <text:p text:style-name="P1"/>
      <text:p text:style-name="P1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"><text:a xlink:type="simple" xlink:href="#__RefHeading___Toc2946_901242990" text:style-name="Internet_20_link" text:visited-style-name="Internet_20_link">TODO:</text:a><text:tab/>3</text:p>
        </text:index-body>
      </text:table-of-content>
      <text:p text:style-name="P13"/>
      <text:p text:style-name="P4"/>
      <text:p text:style-name="P2">Verze 0.<text:span text:style-name="T4">0.35</text:span></text:p>
      <text:p text:style-name="P13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27" text:outline-level="1"><text:bookmark-start text:name="__RefHeading___Toc2946_901242990"/>TODO:<text:bookmark-end text:name="__RefHeading___Toc2946_901242990"/></text:h>
      <text:list xml:id="list4220517580" text:style-name="L1">
        <text:list-item>
          <text:p text:style-name="P18">Kampaňová pravidla – stupně profesionality v boji</text:p>
          <text:list>
            <text:list-item>
              <text:p text:style-name="P17">Základní výcvik: +0  (řadoví vojáci a žoldáci, obyčejní lidé)</text:p>
            </text:list-item>
            <text:list-item>
              <text:p text:style-name="P17">Pokročilý výcvik: +1 (veteráni)</text:p>
            </text:list-item>
            <text:list-item>
              <text:p text:style-name="P17">Excelentní výcvik: +2 (elitní garda)</text:p>
            </text:list-item>
            <text:list-item>
              <text:p text:style-name="P17">Mistrovský výcvik: +3 (mistr šermu)</text:p>
              <text:p text:style-name="P19">Postavy nemají bojový výcvik ani čas na to, aby si jím prošly. Díky moci načerpané z krystalů <text:span text:style-name="T5">získávají nadlidské schopnosti: Jsou mnohem silnější, rychlejší a mají silnější duševní schopnosti než obyčejní lidé.</text:span></text:p>
            </text:list-item>
          </text:list>
        </text:list-item>
      </text:list>
      <text:h text:style-name="Heading_20_1" text:outline-level="1">Vedení hry</text:h>
      <text:h text:style-name="P28" text:outline-level="2"><text:span text:style-name="T11">N</text:span><text:span text:style-name="T6">áhodný hod</text:span></text:h>
      <text:p text:style-name="P6"><text:span text:style-name="T10">K</text:span><text:span text:style-name="T12">dyž chce</text:span><text:span text:style-name="T10">š</text:span><text:span text:style-name="T6"> </text:span><text:span text:style-name="T13">nestranně</text:span><text:span text:style-name="T6"> rozhodnout něco, co </text:span><text:span text:style-name="T14">postavy nemohou nijak ovlivnit, </text:span><text:span text:style-name="T10">můžeš použít náhodný hod:</text:span></text:p>
      <text:list xml:id="list1334947212" text:style-name="L2">
        <text:list-item>
          <text:p text:style-name="P20">Na náhodu se hází 1k6 a nic se k tomu nepřičítá.</text:p>
        </text:list-item>
      </text:list>
      <text:p text:style-name="P6"><text:span text:style-name="T10">Nezapomeň v</text:span><text:span text:style-name="T15">ždy</text:span><text:span text:style-name="T16"> před hodem </text:span><text:span text:style-name="T17">nahlas ř</text:span><text:span text:style-name="T10">íct</text:span><text:span text:style-name="T16">, co budou znamenat jednotlivé výsledky:</text:span></text:p>
      <text:list xml:id="list434238669" text:style-name="L3">
        <text:list-item>
          <text:p text:style-name="P25"><text:span text:style-name="T7">Hráč:</text:span><text:span text:style-name="T9"> </text:span><text:span text:style-name="T6">„Jaké je zrovna počasí?“<text:line-break/></text:span><text:span text:style-name="T7">P</text:span><text:span text:style-name="T8">án jeskyně</text:span><text:span text:style-name="T7">:</text:span><text:span text:style-name="T9"> </text:span><text:span text:style-name="T6">„</text:span><text:span text:style-name="T18">Nevím, hodím si. </text:span><text:span text:style-name="T6">Jednička – je krásně, šestka – je bouřka.“</text:span></text:p>
        </text:list-item>
        <text:list-item>
          <text:p text:style-name="P26"><text:span text:style-name="T7">Hráč:</text:span><text:span text:style-name="T9"> </text:span><text:span text:style-name="T6">„</text:span><text:span text:style-name="T9">Je v téhle vesnici zbrojíř?“<text:line-break/></text:span><text:span text:style-name="T7">P</text:span><text:span text:style-name="T8">án jeskyně</text:span><text:span text:style-name="T7">:</text:span><text:span text:style-name="T9"> „To není moc pravděpodobné – </text:span><text:span text:style-name="T10">když padne jednička</text:span><text:span text:style-name="T9">.“</text:span></text:p>
        </text:list-item>
      </text:list>
      <text:h text:style-name="Heading_20_1" text:outline-level="1">Boj</text:h>
      <text:h text:style-name="P29" text:outline-level="2">Kdy se počítá jaká vlastnost</text:h>
      <text:p text:style-name="P23">Jakou vlastnost si počítáš se kterou zbraní <text:span text:style-name="T21">nebo kouzlem</text:span> je napsáno v deníku postavy případně <text:span text:style-name="T21">kartě tohoto kouzla nebo zbraně</text:span>.</text:p>
      <text:p text:style-name="P24">Útok</text:p>
      <text:list xml:id="list2896586710" text:style-name="L5">
        <text:list-item>
          <text:p text:style-name="P21">S lehkými zbraněmi si můžeš vybrat mezi Silou a Finesou.</text:p>
          <text:list>
            <text:list-item>
              <text:p text:style-name="P21">Když máš dvě lehké zbraně, můžeš si vybrat mezi Silou a Finesou.</text:p>
            </text:list-item>
            <text:list-item>
              <text:p text:style-name="P21">Když máš štít a lehkou zbraň, můžeš si vybrat mezi Silou a Finesou.</text:p>
            </text:list-item>
          </text:list>
        </text:list-item>
        <text:list-item>
          <text:p text:style-name="P21">S těžkými zbraněmi si počítáš Sílu</text:p>
          <text:list>
            <text:list-item>
              <text:p text:style-name="P21">Když máš dvě zbraně a alespoň jedna z nich je těžká, počítáš si Sílu.</text:p>
            </text:list-item>
            <text:list-item>
              <text:p text:style-name="P21">Když máš štít a těžkou zbraň, počítáš si Sílu.</text:p>
            </text:list-item>
          </text:list>
        </text:list-item>
        <text:list-item>
          <text:p text:style-name="P21">Při kouzlení, ať už ze svitků nebo z předmětů (kouzelné hůlky, hole a podobně) si vždycky počítáš Duši.</text:p>
        </text:list-item>
      </text:list>
      <text:p text:style-name="P24">Obrana</text:p>
      <text:p text:style-name="P23"><text:span text:style-name="T22">Následující</text:span> se týká pouze hodu na obranu – když útočníka ohrožuješ, tak si proti němu házíš na útok.</text:p>
      <text:list xml:id="list164227087394180" text:continue-numbering="true" text:style-name="L5">
        <text:list-item>
          <text:p text:style-name="P21">Proti útoku zblízka se bráníš stejně, jako kdybys na něj útočil (<text:span text:style-name="T23">házíš si jako na útok</text:span> zbraní), ale nemůžeš ho zranit.</text:p>
        </text:list-item>
        <text:list-item>
          <text:p text:style-name="P21"><text:soft-page-break/>Proti střelbě se uhýbá Finesou. Když máš štít, můžeš si vybrat mezi Silou a Finesou a za štít <text:span text:style-name="T24">si</text:span> počítáš +<text:span text:style-name="T24">1</text:span>.</text:p>
        </text:list-item>
        <text:list-item>
          <text:p text:style-name="P21">Čím se proti kouzlu brání je vždy napsáno na jeho kartě (platí to jen při hodu na Obranu. Když kouzelníka ohrožuješ, tak si proti němu házíš na útok).</text:p>
          <text:list>
            <text:list-item>
              <text:p text:style-name="P21">Když kouzlo vytvoří nějaký projektil, kterému jde uhnout, brání se před ním Finesou.</text:p>
            </text:list-item>
            <text:list-item>
              <text:p text:style-name="P21">Když jde o fyzický útok a uhnout nejde (třeba když kouzlo zapálí určený cíl), brání se před ním Silou.</text:p>
            </text:list-item>
            <text:list-item>
              <text:p text:style-name="P21">Když kouzlo působí na duši nebo na mysl, brání se proti němu Duší.</text:p>
            </text:list-item>
          </text:list>
        </text:list-item>
      </text:list>
      <text:p text:style-name="P24">Ostatní akce</text:p>
      <text:p text:style-name="P23">U některých akcí je přímo napsané, čím se hází, ale obecně se řiď tím, <text:span text:style-name="T20">jak je akce popsaná a co podle toho dává největší smysl</text:span>:</text:p>
      <text:list xml:id="list1930204690" text:style-name="L6">
        <text:list-item>
          <text:p text:style-name="P22">Když se s někým přetlačuješ, bude to nejspíš Síla.</text:p>
        </text:list-item>
        <text:list-item>
          <text:p text:style-name="P22"><text:span text:style-name="T9">Když se snažíš uhnout, </text:span><text:span text:style-name="T19">nebo se třeba z něčeho vykroutit švihem a šikovností,</text:span><text:span text:style-name="T9"> bude to nejspíš Fines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8T16:42:23.756000000</dc:date>
    <meta:print-date>2113-01-01T00:00:00</meta:print-date>
    <meta:editing-cycles>10890</meta:editing-cycles>
    <meta:editing-duration>P33DT23M49S</meta:editing-duration>
    <meta:generator>LibreOffice/6.0.5.2$Windows_X86_64 LibreOffice_project/54c8cbb85f300ac59db32fe8a675ff7683cd5a16</meta:generator>
    <meta:document-statistic meta:table-count="0" meta:image-count="0" meta:object-count="0" meta:page-count="7" meta:paragraph-count="50" meta:word-count="508" meta:character-count="2886" meta:non-whitespace-character-count="2446"/>
  </office:meta>
</office:document-meta>
</file>